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Kapitel 1</text:p>
      <text:p text:style-name="Text_20_body">Als Sven in den frühen Morgenstunden endlich aus dem Casino geschmissen wurde, erbrach er sich umgehend an eine Laterne gelehnt auf den Boden. Den dritten oder vierten Tag in Folge hatte er sich nun schon an den Rande der Besinnungslosigkeit gesoffen, aber warum auch nicht dachte er. Immerhin waren ein fünfstelliger spontaner Gelderwerb doch ein Grund zum Feiern. Bisher hatte er bei seinen Sportwetten nicht sonderlich erfolgreich abschneiden können, deshalb konnte er sein Glück kaum fassen, als er vor einer Woche durch den Sieg des Underdogs Geld im Wert eines Neuwagens gewann. Allerdings hatte er sein Glück damit wohl ausgeschöpft, denn nachdem er sich den Mund mit der Rückseite der Hand abgewischt hatte und nachhause torkeln wollte, gab es ein leises 'pop' und <text:s/>Sven fiel, Gesicht voraus, tot auf den Boden. Aus dem Einschussloch zwischen seinen Augen sickerte ein dunkles Rinnsal. </text:p>
      <text:p text:style-name="Text_20_body">Anderthalb Stunden später, die Sonne war bereits am Aufgehen, kam Tom endlich erschöpft nach Hause. Er öffnete die Tür seines Apartments, zog sich seine Klamotten aus und ließ sie beim Laufen einfach auf den Boden fallen. Mit dem Gewicht seines Körpers stemmte er die Schlafzimmertür auf und schmiss sich auf sein Bett. Wenige Sekunden darauf schlief der Mörder von Sven wie ein Baby. Nach einem erholsamen Schlaf öffnete Tom zufrieden die Augen. Heute war der erste Tag seitdem er den Auftrag angenommen hatte, an dem er nicht diesem übergewichtigem Volltrottel beschatten musste. Es war alles andere als angenehm gewesen, diesen hässlichen Kerl auf Schritt und tritt zu folgen. Aber Tom war ein Profi, und als Profi ließ man sich Zeit und plante, anstatt gleich blöd herumzuballern. <text:s/>Also hatte er es durchgestanden und Informationen über Sven gesammelt. Außerdem waren die 20.000€ eine gerechte Entschädigung für seine Mühen gewesen. Nachdem Tom aufgestanden und genüsslich an seinem Espresso nippte, überdachte er den Fall nochmal. Sven hatte bei den falschen Leuten gewettet. Solange er souverän verlor, war das kein Problem gewesen, aber nach seinem großem Gewinn, der sich ironischer Weise als sein größter Verlust herausstellte, hatte sich das geändert. Es war billiger Sven verschwinden zu lassen, als ihn auszubezahlen, also hatte man einen Auftragsmörder bestellt. Das war wirklich einfacher als man denkt. Wie andere sich Klamotten bestellten, lebte Tom davon, dass Leute einen Mord bei ihm bestellten. Das ganze lief im verstecktem Bereich des Internets, dem Darknet, in dem Tom seine eigene Seite samt Bewertungssystem vertrieb. Hatte man sie erst gefunden, musste ein Klient lediglich ein online Formular ausfüllen und der Auftrag war gestellt. Daraufhin bekommt Tom jedes mal eine Email und kann dann entscheiden ob er den Fall annimmt oder eben nicht. Für die Bezahlung gilt:</text:p>
      <text:list xml:id="list1780852041605294439" text:style-name="L1">
        <text:list-item>
          <text:p text:style-name="P1">normaler Mord: 20.000€</text:p>
        </text:list-item>
        <text:list-item>
          <text:p text:style-name="P1">Mord an Polizisten je nach Dienstrang: 50.000€ bis 100.000€</text:p>
        </text:list-item>
        <text:list-item>
          <text:p text:style-name="P1">Journalisten: 50.000€</text:p>
        </text:list-item>
        <text:list-item>
          <text:p text:style-name="P1">Geschäftsmänner: 50.000€ bist 200.000€</text:p>
        </text:list-item>
        <text:list-item>
          <text:p text:style-name="P1">Ehemann/Ehefrau vom Vermögen des Opfers abhängig</text:p>
        </text:list-item>
      </text:list>
      <text:p text:style-name="Text_20_body"/>
      <text:p text:style-name="Text_20_body">Lasst Euch zuerst gesagt sein, dass diese Seite Vertrauenswürdig ist. Falls Ihr Euch fragt warum man einen Auftragsmörder online bestellen sollte, dann lasst mich das Euch sagen: Weil es absolut anonym ist, wovon sowohl Ihr, als auch ich nur profitieren. Ihr müsst keine Sorgen haben, dass ein Mörder weiß wie ihr ausseht und wo ihr wohnt, und ich brauch mich nicht davor fürchten, dass Ihr der Polizei meine Identität preisgeben könnt. Diese Webseite läuft über anonyme Server, die Ihr nur über den anonymen Browser 'Tor' aufrufen könnt. Bezahlung läuft über die anonyme digitale Währung Bitcoin. Unterm Strich heißt das, keiner von uns kann den anderen ins Gefängnis bringen. Das einzige Risiko dass du zu tragen hast, ist die Hälfte der Bezahlung, die im Voraus gezahlt werden muss.</text:p>
      <text:p text:style-name="Text_20_body"/>
      <text:p text:style-name="Text_20_body"><text:soft-page-break/></text:p>
      <text:p text:style-name="Text_20_body"/>
      <text:p text:style-name="Text_20_body">Tom war ein Profi. Tagelang hatte er sein Opfer nach spioniert und dabei nicht aus den Augen gelassen. Aus den gesammelten Informationen hatte er einen Plan gemacht und erst dann zugeschlagen. Er verscharrt die Leiche und geht zurück in sein tolles Apartment. Am nächsten Tag kommt schon der nächste Auftrag. Das Geschäft boomt. Über Darknet bekommt er den Auftrag eine Frau zu töten, die Schwester/Kusine des Auftraggebers (Man muss ein online Formular ausfüllen um seine Dienste beanspruchen zu können, darunter auch Angaben zum Motiv und der Beziehung zum Opfer). Er informiert sich erst online über Ziel. Dann geht er vor Ort und holt weitere Infos ein. Mit wem trifft sie sich, Gewohnheiten, Rituale... </text:p>
      <text:p text:style-name="Text_20_body">Als er sie sieht findet er sie sehr attraktiv. Er bricht bei ihr ein und installiert Kameras und Abhörwanzen in der Wohnung. Sie ist süß. Er verliebt sich in sie und ist im Zwietracht mit sich selbst. Er genießt einen guten Ruf und will ihn nicht kaputt machen, aber diese Frau gefällt ihm. Letztendlich entscheidet er sich dagegen und tötet stattdessen den Auftraggeber, um sie vor zukünftigen Killern zu schützen. Er versucht tagelang verzweifelt mit ihr (die um ihren Bruder trauert) ins gespräch zu kommen und macht pläne, als er bemerkt, dass er sich durch den Mord des Bruders Feinde gemacht hat: Die Frau des Bruders, die die Schwester im Verdacht hat, den Bruder (ihren Mann) des Erbes wegen getötet zu haben, was das Motiv des Bruders war, sic seiner Schwester zu entledigen. Sie ist gefährlich und hinter der Liebe von Tom her. Tom rettet sie von einem Anschlag aus Rache und ist mit ihr auf der Flucht. Auf der Flucht erzählt er ihr was los ist, aber nicht woher er das alles weiß, aus Angst dass sie das Abchreckt. Zusammen stellen sie der Ehefrau des toten Bruders eine Falle, und nachdem der Plan aufging und sie die Leiche verstecken, verlieben sie sich und kommen zusamm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an Zeitzschel</meta:initial-creator>
    <meta:creation-date>2018-07-30T15:52:14.98</meta:creation-date>
    <dc:date>2018-07-30T17:35:21.98</dc:date>
    <dc:creator>Kristian Zeitzschel</dc:creator>
    <meta:editing-duration>PT1H14M20S</meta:editing-duration>
    <meta:editing-cycles>9</meta:editing-cycles>
    <meta:generator>OpenOffice/4.1.4$Win32 OpenOffice.org_project/414m4$Build-9787</meta:generator>
    <meta:document-statistic meta:table-count="0" meta:image-count="0" meta:object-count="0" meta:page-count="2" meta:paragraph-count="11" meta:word-count="911" meta:character-count="5670"/>
  </office:meta>
</office:document-meta>
</file>